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text-properties fo:color="#000000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699cm" svg:height="12.699cm" svg:x="1.635cm" svg:y="12.43cm" svg:viewBox="0 0 12700 12700" svg:d="m6348 0c3600 0 6350 2749 6350 6348s-12698 3600-12698 0 2749-6348 6348-6348zm-6348 0zm12700 12700z">
          <text:p/>
        </draw:path>
        <draw:custom-shape draw:style-name="gr2" draw:text-style-name="P1" draw:layer="layout" svg:width="12.666cm" svg:height="5.08cm" svg:x="1.669cm" svg:y="16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85cm" svg:y1="18.78cm" svg:x2="7.985cm" svg:y2="13.7cm">
          <text:p/>
        </draw:line>
        <draw:line draw:style-name="gr4" draw:text-style-name="P1" draw:layer="layout" svg:x1="7.985cm" svg:y1="18.78cm" svg:x2="13.065cm" svg:y2="11.16cm">
          <text:p/>
        </draw:line>
        <draw:line draw:style-name="gr4" draw:text-style-name="P1" draw:layer="layout" svg:x1="7.985cm" svg:y1="18.78cm" svg:x2="14.587cm" svg:y2="12.324cm">
          <text:p/>
        </draw:line>
        <draw:custom-shape draw:style-name="gr5" draw:text-style-name="P1" draw:layer="layout" svg:width="1.905cm" svg:height="0.99cm" draw:transform="rotate (-0.693419311818403) translate (13.402cm 10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985cm" svg:y1="18.78cm" svg:x2="15.91cm" svg:y2="9.225cm">
          <text:p/>
        </draw:line>
        <draw:line draw:style-name="gr4" draw:text-style-name="P1" draw:layer="layout" svg:x1="7.35cm" svg:y1="18.78cm" svg:x2="8.62cm" svg:y2="18.78cm">
          <text:p/>
        </draw:line>
        <draw:line draw:style-name="gr7" draw:text-style-name="P1" draw:layer="layout" svg:x1="7.985cm" svg:y1="18.78cm" svg:x2="7.985cm" svg:y2="7.35cm">
          <text:p/>
        </draw:line>
        <draw:path draw:style-name="gr8" draw:text-style-name="P2" draw:layer="layout" svg:width="7.158cm" svg:height="2.78cm" svg:x="7.985cm" svg:y="7.35cm" svg:viewBox="0 0 7159 2781" svg:d="m0 0c4445 0 7159 2781 7159 2781">
          <text:p/>
        </draw:path>
        <draw:frame draw:style-name="gr9" draw:text-style-name="P2" draw:layer="layout" svg:width="2.212cm" svg:height="1.361cm" svg:x="6.815cm" svg:y="5.889cm">
          <draw:text-box>
            <text:p text:style-name="P1"><text:span text:style-name="T1">Surface</text:span></text:p>
            <text:p text:style-name="P1"><text:span text:style-name="T1">Normal</text:span></text:p>
          </draw:text-box>
        </draw:frame>
        <draw:frame draw:style-name="gr9" draw:text-style-name="P3" draw:layer="layout" svg:width="2.983cm" svg:height="0.806cm" svg:x="14.77cm" svg:y="11.695cm">
          <draw:text-box>
            <text:p><text:span text:style-name="T1">Solid Angle</text:span></text:p>
          </draw:text-box>
        </draw:frame>
        <draw:frame draw:style-name="gr9" draw:layer="layout" svg:width="0.777cm" svg:height="0.806cm" svg:x="11.895cm" svg:y="7.214cm">
          <draw:text-box>
            <text:p text:style-name="P1"><text:span text:style-name="T2">θ</text:span></text:p>
          </draw:text-box>
        </draw:frame>
        <draw:g>
          <draw:line draw:style-name="gr10" draw:text-style-name="P1" draw:layer="layout" svg:x1="17.552cm" svg:y1="5.755cm" svg:x2="15.447cm" svg:y2="8.555cm">
            <text:p/>
          </draw:line>
          <draw:line draw:style-name="gr10" draw:text-style-name="P1" draw:layer="layout" svg:x1="17.753cm" svg:y1="6.315cm" svg:x2="15.848cm" svg:y2="8.855cm">
            <text:p/>
          </draw:line>
          <draw:line draw:style-name="gr10" draw:text-style-name="P1" draw:layer="layout" svg:x1="18.275cm" svg:y1="6.438cm" svg:x2="16.248cm" svg:y2="9.155cm">
            <text:p/>
          </draw:line>
          <draw:line draw:style-name="gr10" draw:text-style-name="P1" draw:layer="layout" svg:x1="18.91cm" svg:y1="6.438cm" svg:x2="16.648cm" svg:y2="9.455cm">
            <text:p/>
          </draw:line>
          <draw:frame draw:style-name="gr9" draw:text-style-name="P2" draw:layer="layout" svg:width="2.598cm" svg:height="1.361cm" svg:x="17.452cm" svg:y="5.077cm">
            <draw:text-box>
              <text:p text:style-name="P1"><text:span text:style-name="T1">Incoming</text:span></text:p>
              <text:p text:style-name="P1"><text:span text:style-name="T1">Radian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9T14:58:53</dc:date>
    <dc:creator>Chris Gibson</dc:creator>
    <meta:editing-duration>PT56M13S</meta:editing-duration>
    <meta:editing-cycles>26</meta:editing-cycles>
    <meta:generator>LibreOffice/3.3$Unix LibreOffice_project/330m19$Build-202</meta:generator>
    <meta:document-statistic meta:object-count="19"/>
  </office:meta>
</office:document-meta>
</file>